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Cooper Black" svg:font-family="'Cooper Black'" style:font-family-generic="roma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4.512cm" fo:margin-left="0.323cm" table:align="left" style:writing-mode="lr-tb"/>
    </style:style>
    <style:style style:name="Tabla1.A" style:family="table-column">
      <style:table-column-properties style:column-width="7.821cm"/>
    </style:style>
    <style:style style:name="Tabla1.B" style:family="table-column">
      <style:table-column-properties style:column-width="6.69cm"/>
    </style:style>
    <style:style style:name="Tabla1.1" style:family="table-row">
      <style:table-row-properties style:min-row-height="0.443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448cm" fo:keep-together="auto"/>
    </style:style>
    <style:style style:name="Tabla2" style:family="table">
      <style:table-properties style:width="14.314cm" fo:margin-left="0.427cm" table:align="left" style:writing-mode="lr-tb"/>
    </style:style>
    <style:style style:name="Tabla2.A" style:family="table-column">
      <style:table-column-properties style:column-width="7.666cm"/>
    </style:style>
    <style:style style:name="Tabla2.B" style:family="table-column">
      <style:table-column-properties style:column-width="6.648cm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0.445cm" fo:keep-together="auto"/>
    </style:style>
    <style:style style:name="Tabla2.8" style:family="table-row">
      <style:table-row-properties style:min-row-height="0.443cm" fo:keep-together="auto"/>
    </style:style>
    <style:style style:name="Tabla2.11" style:family="table-row">
      <style:table-row-properties style:min-row-height="0.448cm" fo:keep-together="auto"/>
    </style:style>
    <style:style style:name="Tabla3" style:family="table">
      <style:table-properties style:width="14.314cm" fo:margin-left="0.427cm" table:align="left" style:writing-mode="lr-tb"/>
    </style:style>
    <style:style style:name="Tabla3.A" style:family="table-column">
      <style:table-column-properties style:column-width="7.666cm"/>
    </style:style>
    <style:style style:name="Tabla3.B" style:family="table-column">
      <style:table-column-properties style:column-width="6.648cm"/>
    </style:style>
    <style:style style:name="Tabla3.1" style:family="table-row">
      <style:table-row-properties style:min-row-height="0.446cm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0.445cm" fo:keep-together="auto"/>
    </style:style>
    <style:style style:name="Tabla3.8" style:family="table-row">
      <style:table-row-properties style:min-row-height="0.443cm" fo:keep-together="auto"/>
    </style:style>
    <style:style style:name="Tabla3.11" style:family="table-row">
      <style:table-row-properties style:min-row-height="0.448cm" fo:keep-together="auto"/>
    </style:style>
    <style:style style:name="P1" style:family="paragraph" style:parent-style-name="Standard">
      <style:paragraph-properties fo:text-align="justify" style:justify-single-word="false"/>
      <style:text-properties style:font-name="Comic Sans MS" fo:font-size="11pt" style:font-size-asian="11pt" style:font-name-complex="Comic Sans MS"/>
    </style:style>
    <style:style style:name="P2" style:family="paragraph" style:parent-style-name="Heading_20_3">
      <style:text-properties style:font-name="Cooper Black" fo:font-size="16pt" style:font-size-asian="16pt" style:font-name-complex="Cooper Black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1pt" style:font-size-asian="11pt" style:font-name-complex="Comic Sans MS"/>
    </style:style>
    <style:style style:name="P4" style:family="paragraph" style:parent-style-name="Standard">
      <style:paragraph-properties fo:text-align="justify" style:justify-single-word="false"/>
      <style:text-properties style:font-name="Calibri1" fo:font-size="13pt" officeooo:paragraph-rsid="00099e1a" style:font-size-asian="13pt" style:font-name-complex="Calibri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alibri1" fo:font-size="13pt" officeooo:rsid="00099e1a" officeooo:paragraph-rsid="00099e1a" style:font-size-asian="13pt" style:font-name-complex="Calibri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alibri1" fo:font-size="13pt" style:font-size-asian="13pt" style:font-name-complex="Calibri1" style:font-size-complex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color="#0000ff" loext:opacity="100%" style:font-name="Calibri1" fo:font-size="13pt" style:font-size-asian="13pt" style:font-name-complex="Calibri1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alibri1" fo:font-size="13pt" officeooo:rsid="0009a937" officeooo:paragraph-rsid="0009a937" style:font-size-asian="13pt" style:font-name-complex="Calibri1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alibri1" fo:font-size="13pt" officeooo:paragraph-rsid="000c981c" style:font-size-asian="13pt" style:font-name-complex="Calibri1" style:font-size-complex="12pt"/>
    </style:style>
    <style:style style:name="P11" style:family="paragraph" style:parent-style-name="Standard">
      <style:paragraph-properties fo:text-align="justify" style:justify-single-word="false"/>
      <style:text-properties officeooo:paragraph-rsid="000c981c"/>
    </style:style>
    <style:style style:name="P12" style:family="paragraph" style:parent-style-name="Standard">
      <style:paragraph-properties fo:text-align="justify" style:justify-single-word="false"/>
      <style:text-properties style:font-name="Calibri1" fo:font-size="11pt" fo:font-style="italic" style:font-size-asian="11pt" style:font-style-asian="italic" style:font-name-complex="Calibri1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Text_20_body">
      <style:paragraph-properties fo:margin-left="0.183cm" fo:margin-right="0cm" style:writing-mode="lr-tb"/>
    </style:style>
    <style:style style:name="P15" style:family="paragraph" style:parent-style-name="Text_20_body">
      <style:paragraph-properties fo:margin-left="0.183cm" fo:margin-right="0.273cm" fo:text-align="justify" style:justify-single-word="false" style:writing-mode="lr-tb"/>
    </style:style>
    <style:style style:name="P16" style:family="paragraph" style:parent-style-name="Table_20_Paragraph">
      <style:paragraph-properties fo:margin-left="0.123cm" fo:margin-right="0cm" fo:line-height="0.409cm" fo:orphans="0" fo:widows="0" style:writing-mode="lr-tb"/>
    </style:style>
    <style:style style:name="P17" style:family="paragraph" style:parent-style-name="Table_20_Paragraph">
      <style:paragraph-properties fo:margin-right="0cm" fo:orphans="0" fo:widows="0" style:snap-to-layout-grid="false" style:writing-mode="lr-tb"/>
      <style:text-properties style:font-name="Calibri1" fo:font-size="13pt" officeooo:rsid="000cf253" officeooo:paragraph-rsid="000cf253" style:font-size-asian="13pt" style:font-name-complex="Calibri1" style:font-size-complex="13pt"/>
    </style:style>
    <style:style style:name="P18" style:family="paragraph" style:parent-style-name="Table_20_Paragraph">
      <style:paragraph-properties fo:margin-left="0.123cm" fo:margin-right="0cm" fo:line-height="0.413cm" fo:orphans="0" fo:widows="0" style:writing-mode="lr-tb"/>
    </style:style>
    <style:style style:name="P19" style:family="paragraph" style:parent-style-name="Text_20_body">
      <style:paragraph-properties fo:margin-right="0cm" fo:orphans="0" fo:widows="0" style:writing-mode="lr-tb"/>
      <style:text-properties style:font-name="Calibri1" fo:font-size="13pt" style:font-size-asian="13pt" style:font-name-complex="Calibri1" style:font-size-complex="13pt"/>
    </style:style>
    <style:style style:name="P20" style:family="paragraph" style:parent-style-name="Text_20_body">
      <style:paragraph-properties fo:margin-left="0.183cm" fo:margin-right="0.286cm" fo:text-align="justify" style:justify-single-word="false" style:writing-mode="lr-tb"/>
    </style:style>
    <style:style style:name="P21" style:family="paragraph" style:parent-style-name="Table_20_Paragraph">
      <style:paragraph-properties fo:margin-right="0cm" fo:orphans="0" fo:widows="0" style:snap-to-layout-grid="false" style:writing-mode="lr-tb"/>
      <style:text-properties style:font-name="Calibri1" fo:font-size="13pt" style:font-size-asian="13pt" style:font-name-complex="Calibri1" style:font-size-complex="13pt"/>
    </style:style>
    <style:style style:name="P22" style:family="paragraph" style:parent-style-name="Table_20_Paragraph">
      <style:paragraph-properties fo:margin-right="0cm" fo:orphans="0" fo:widows="0" style:snap-to-layout-grid="false" style:writing-mode="lr-tb"/>
      <style:text-properties style:font-name="Calibri1" fo:font-size="13pt" officeooo:rsid="000b94c7" style:font-size-asian="13pt" style:font-name-complex="Calibri1" style:font-size-complex="13pt"/>
    </style:style>
    <style:style style:name="P23" style:family="paragraph" style:parent-style-name="Standard">
      <style:paragraph-properties fo:orphans="0" fo:widows="0"/>
      <style:text-properties style:font-name="Calibri1" fo:font-size="13pt" style:font-size-asian="13pt" style:font-name-complex="Calibri1" style:font-size-complex="13pt"/>
    </style:style>
    <style:style style:name="P24" style:family="paragraph" style:parent-style-name="Standard">
      <style:text-properties style:font-name="Calibri1" fo:font-size="13pt" style:font-size-asian="13pt" style:font-name-complex="Calibri1" style:font-size-complex="13pt"/>
    </style:style>
    <style:style style:name="P25" style:family="paragraph" style:parent-style-name="Text_20_body">
      <style:paragraph-properties fo:margin-right="0cm" style:writing-mode="lr-tb"/>
      <style:text-properties style:font-name="Calibri1" fo:font-size="13pt" style:font-size-asian="13pt" style:font-name-complex="Calibri1" style:font-size-complex="13pt"/>
    </style:style>
    <style:style style:name="T1" style:family="text">
      <style:text-properties officeooo:rsid="00099e1a"/>
    </style:style>
    <style:style style:name="T2" style:family="text">
      <style:text-properties fo:font-family="Helvetica" style:font-family-generic="roman" style:font-pitch="variable" fo:font-size="10.5pt" style:font-size-asian="10.5pt"/>
    </style:style>
    <style:style style:name="T3" style:family="text">
      <style:text-properties officeooo:rsid="000c981c"/>
    </style:style>
    <style:style style:name="T4" style:family="text">
      <style:text-properties officeooo:rsid="000b94c7"/>
    </style:style>
    <style:style style:name="T5" style:family="text">
      <style:text-properties style:font-name="Calibri1" fo:font-size="13pt" fo:font-style="italic" style:font-size-asian="13pt" style:font-style-asian="italic" style:font-name-complex="Calibri1" style:font-size-complex="12pt"/>
    </style:style>
    <style:style style:name="T6" style:family="text">
      <style:text-properties style:font-name="Calibri1" fo:font-size="13pt" style:font-size-asian="13pt" style:font-name-complex="Calibri1" style:font-size-complex="12pt"/>
    </style:style>
    <style:style style:name="T7" style:family="text">
      <style:text-properties style:font-name="Calibri1" fo:font-size="13pt" officeooo:rsid="000c981c" style:font-size-asian="13pt" style:font-name-complex="Calibri1" style:font-size-complex="12pt"/>
    </style:style>
    <style:style style:name="T8" style:family="text">
      <style:text-properties style:font-name="Calibri1" fo:font-size="13pt" style:font-size-asian="13pt" style:font-name-complex="Calibri1" style:font-size-complex="13pt"/>
    </style:style>
    <style:style style:name="T9" style:family="text">
      <style:text-properties style:font-name="Calibri1" fo:font-size="13pt" fo:font-weight="bold" style:font-size-asian="13pt" style:font-weight-asian="bold" style:font-name-complex="Calibri1" style:font-size-complex="13pt"/>
    </style:style>
    <style:style style:name="T10" style:family="text">
      <style:text-properties style:font-name="Calibri1" fo:font-size="13pt" fo:letter-spacing="-0.007cm" fo:font-weight="bold" style:font-size-asian="13pt" style:font-weight-asian="bold" style:font-name-complex="Calibri1" style:font-size-complex="13pt"/>
    </style:style>
    <style:style style:name="T11" style:family="text">
      <style:text-properties style:font-name="Calibri1" fo:font-size="13pt" fo:letter-spacing="-0.004cm" fo:font-weight="bold" style:font-size-asian="13pt" style:font-weight-asian="bold" style:font-name-complex="Calibri1" style:font-size-complex="13pt"/>
    </style:style>
    <style:style style:name="T12" style:family="text">
      <style:text-properties style:font-name="Calibri1" fo:font-size="13pt" fo:letter-spacing="-0.007cm" style:font-size-asian="13pt" style:font-name-complex="Calibri1" style:font-size-complex="13pt"/>
    </style:style>
    <style:style style:name="T13" style:family="text">
      <style:text-properties style:font-name="Calibri1" fo:font-size="13pt" fo:letter-spacing="-0.004cm" style:font-size-asian="13pt" style:font-name-complex="Calibri1" style:font-size-complex="13pt"/>
    </style:style>
    <style:style style:name="T14" style:family="text">
      <style:text-properties style:font-name="Calibri1" fo:font-size="13pt" fo:letter-spacing="-0.005cm" style:font-size-asian="13pt" style:font-name-complex="Calibri1" style:font-size-complex="13pt"/>
    </style:style>
    <style:style style:name="T15" style:family="text">
      <style:text-properties style:font-name="Calibri1" fo:font-size="13pt" fo:letter-spacing="-0.002cm" style:font-size-asian="13pt" style:font-name-complex="Calibri1" style:font-size-complex="13pt"/>
    </style:style>
    <style:style style:name="T16" style:family="text">
      <style:text-properties style:font-name="Calibri1" fo:font-size="13pt" fo:letter-spacing="-0.009cm" style:font-size-asian="13pt" style:font-name-complex="Calibri1" style:font-size-complex="13pt"/>
    </style:style>
    <style:style style:name="T17" style:family="text">
      <style:text-properties style:font-name="Calibri1" fo:font-size="13pt" fo:letter-spacing="-0.012cm" style:font-size-asian="13pt" style:font-name-complex="Calibri1" style:font-size-complex="13pt"/>
    </style:style>
    <style:style style:name="T18" style:family="text">
      <style:text-properties style:font-name="Calibri1" fo:font-size="13pt" fo:letter-spacing="-0.005cm" fo:font-weight="bold" style:font-size-asian="13pt" style:font-weight-asian="bold" style:font-name-complex="Calibri1" style:font-size-complex="13pt"/>
    </style:style>
    <style:style style:name="T19" style:family="text">
      <style:text-properties style:font-name="Calibri1" fo:font-size="13pt" fo:letter-spacing="-0.011cm" fo:font-weight="bold" style:font-size-asian="13pt" style:font-weight-asian="bold" style:font-name-complex="Calibri1" style:font-size-complex="13pt"/>
    </style:style>
    <style:style style:name="T20" style:family="text">
      <style:text-properties style:font-name="Calibri1" fo:font-size="13pt" fo:letter-spacing="-0.011cm" style:font-size-asian="13pt" style:font-name-complex="Calibri1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3">Cuestiones Repaso Redes ( Direccionamiento IP)</text:h>
      <text:p text:style-name="P3"/>
      <text:p text:style-name="P4">1.-¿Cuántas redes pueden haber de tipo A?</text:p>
      <text:p text:style-name="P5"><text:tab/>Hasta la 127</text:p>
      <text:p text:style-name="P4"/>
      <text:p text:style-name="P4"><text:s/>¿Y cuantos hosts como máximo pueden tener una red de este tipo?</text:p>
      <text:p text:style-name="P6"><text:tab/><text:span text:style-name="T1">3 octetos</text:span></text:p>
      <text:p text:style-name="P6"/>
      <text:p text:style-name="P7"/>
      <text:p text:style-name="P6">2.-¿Cuál es el rango en formato decimal de las redes de tipo C? </text:p>
      <text:p text:style-name="P6"/>
      <text:p text:style-name="P6"><text:tab/><text:span text:style-name="T1">Utiliza 3 octetos para la red y 1 para el host, por tanto tendremos 2^21</text:span></text:p>
      <text:p text:style-name="P6"/>
      <text:p text:style-name="P6">3.- ¿Qué significa loopback y que diferencia hay respecto a 0.0.0.0?</text:p>
      <text:p text:style-name="P6"><text:tab/><text:span text:style-name="T1">se refiere a puerto o dirección virtual que lo que hace es permitir a un dispositivo de red comunicarse sonsigo mismo.</text:span></text:p>
      <text:p text:style-name="P5">Que 0.0.0.0 es una dirección de Ip especial.</text:p>
      <text:p text:style-name="P6"/>
      <text:p text:style-name="P8"/>
      <text:p text:style-name="P6">4.-¿Qué es el NAT y cómo funciona?</text:p>
      <text:p text:style-name="P6"/>
      <text:p text:style-name="P9">Network address translation. </text:p>
      <text:p text:style-name="P9">Es un protocolo, la conexión de una red que utiliza direcciones privadas a internet, necesita que las <text:s/>direcciones privadas, se conviertan en públicas.</text:p>
      <text:p text:style-name="P9"/>
      <text:p text:style-name="P9"/>
      <text:p text:style-name="P6"/>
      <text:p text:style-name="P6">5.- A qué hacen referencia la direcciones siguientes?</text:p>
      <text:p text:style-name="P6"/>
      <text:p text:style-name="P6">127.47.15.22-&gt; <text:s/><text:span text:style-name="T2">Loopback (mi propio host)</text:span></text:p>
      <text:p text:style-name="P6">150.30.0.3 -&gt; <text:span text:style-name="T3">Dirección clase B</text:span></text:p>
      <text:p text:style-name="P6">300.0.0.24 → <text:span text:style-name="T3">Dirección inválida</text:span></text:p>
      <text:p text:style-name="P10">241.5.3.23-&gt;<text:span text:style-name="T3">Dirección clase E</text:span></text:p>
      <text:p text:style-name="P6">255.0.0.0-&gt; <text:span text:style-name="T4">Máscara de </text:span><text:span text:style-name="T3">Sub</text:span><text:span text:style-name="T4">red clase A</text:span></text:p>
      <text:p text:style-name="P10">100.0.0.0 -&gt; <text:span text:style-name="T3">Dirección clase A</text:span></text:p>
      <text:p text:style-name="P10">222.1.11.255 → <text:span text:style-name="T3">Dirección clase C</text:span></text:p>
      <text:p text:style-name="P11"><text:span text:style-name="T5">172.30.</text:span><text:span text:style-name="T6">0.0 -&gt; </text:span><text:span text:style-name="T7">Dirección clase B privada</text:span></text:p>
      <text:p text:style-name="P12"/>
      <text:p text:style-name="P13"><text:span text:style-name="T8">5.-</text:span><text:span text:style-name="T9">Configuración</text:span><text:span text:style-name="T10"> </text:span><text:span text:style-name="T9">del</text:span><text:span text:style-name="T10"> </text:span><text:span text:style-name="T11">equipo</text:span></text:p>
      <text:p text:style-name="P14"><text:span text:style-name="T8">En</text:span><text:span text:style-name="T12"> </text:span><text:span text:style-name="T8">este</text:span><text:span text:style-name="T13"> </text:span><text:span text:style-name="T8">primer</text:span><text:span text:style-name="T14"> </text:span><text:span text:style-name="T8">ejercicio</text:span><text:span text:style-name="T15"> </text:span><text:span text:style-name="T8">vamos</text:span><text:span text:style-name="T13"> </text:span><text:span text:style-name="T8">a</text:span><text:span text:style-name="T13"> </text:span><text:span text:style-name="T8">ver</text:span><text:span text:style-name="T15"> </text:span><text:span text:style-name="T8">cuál</text:span><text:span text:style-name="T14"> </text:span><text:span text:style-name="T8">es</text:span><text:span text:style-name="T13"> </text:span><text:span text:style-name="T8">la</text:span><text:span text:style-name="T13"> </text:span><text:span text:style-name="T8">configuración de</text:span><text:span text:style-name="T13"> </text:span><text:span text:style-name="T8">red</text:span><text:span text:style-name="T13"> </text:span><text:span text:style-name="T8">de</text:span><text:span text:style-name="T14">l</text:span><text:span text:style-name="T13"> equipo utilizado en clase.</text:span></text:p>
      <text:p text:style-name="P15"><text:span text:style-name="T8">Escribe </text:span><text:span text:style-name="T9">ifconfig -a </text:span><text:span text:style-name="T8">(GNU/LINUX) si </text:span><text:span text:style-name="T9">o ipconfig </text:span><text:span text:style-name="T8">(Windows) y pulsa Enter. El comando te devolverá los datos de configuración de red de tu PC. Rellena esta tabla con la respuesta 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<text:span text:style-name="T8">Dirección</text:span><text:span text:style-name="T14"> </text:span><text:span text:style-name="T16">IP</text:span></text:p>
          </table:table-cell>
          <table:table-cell table:style-name="Tabla1.A1" office:value-type="string">
            <text:p text:style-name="P17">10.2.1.226</text:p>
          </table:table-cell>
        </table:table-row>
        <text:soft-page-break/>
        <table:table-row table:style-name="Tabla1.2">
          <table:table-cell table:style-name="Tabla1.A1" office:value-type="string">
            <text:p text:style-name="P18"><text:span text:style-name="T8">Máscara</text:span><text:span text:style-name="T14"> </text:span><text:span text:style-name="T8">de</text:span><text:span text:style-name="T13"> subred</text:span></text:p>
          </table:table-cell>
          <table:table-cell table:style-name="Tabla1.A1" office:value-type="string">
            <text:p text:style-name="P17">255.255.255.0</text:p>
          </table:table-cell>
        </table:table-row>
        <table:table-row table:style-name="Tabla1.1">
          <table:table-cell table:style-name="Tabla1.A1" office:value-type="string">
            <text:p text:style-name="P16"><text:span text:style-name="T8">Puerta</text:span><text:span text:style-name="T17"> </text:span><text:span text:style-name="T8">de</text:span><text:span text:style-name="T16"> </text:span><text:span text:style-name="T8">enlace</text:span><text:span text:style-name="T14"> </text:span><text:span text:style-name="T8">predeterminada</text:span><text:span text:style-name="T13"> (router)</text:span></text:p>
          </table:table-cell>
          <table:table-cell table:style-name="Tabla1.A1" office:value-type="string">
            <text:p text:style-name="P17">10.2.1.255</text:p>
          </table:table-cell>
        </table:table-row>
      </table:table>
      <text:p text:style-name="P19"/>
      <text:p text:style-name="P20"><text:span text:style-name="T8">Para los SO Linux utiliza </text:span><text:span text:style-name="T9">ifconfig -a </text:span><text:span text:style-name="T8">que te devuelva la configuración avanzada. Rellena la tabla.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8"><text:span text:style-name="T9">Configuración</text:span><text:span text:style-name="T10"> </text:span><text:span text:style-name="T9">IP</text:span><text:span text:style-name="T10"> </text:span><text:span text:style-name="T9">de</text:span><text:span text:style-name="T18"> </text:span><text:span text:style-name="T11">Linux</text:span></text:p>
          </table:table-cell>
          <table:covered-table-cell/>
        </table:table-row>
        <table:table-row table:style-name="Tabla2.2">
          <table:table-cell table:style-name="Tabla2.A1" office:value-type="string">
            <text:p text:style-name="P16"><text:span text:style-name="T8">Nombre</text:span><text:span text:style-name="T16"> </text:span><text:span text:style-name="T8">del</text:span><text:span text:style-name="T14"> </text:span><text:span text:style-name="T12">host</text:span></text:p>
          </table:table-cell>
          <table:table-cell table:style-name="Tabla2.A1" office:value-type="string">
            <text:p text:style-name="P21"/>
          </table:table-cell>
        </table:table-row>
        <table:table-row table:style-name="Tabla2.1">
          <table:table-cell table:style-name="Tabla2.A1" office:value-type="string">
            <text:p text:style-name="P18"><text:span text:style-name="T8">Sufijo</text:span><text:span text:style-name="T14"> </text:span><text:span text:style-name="T8">DNS</text:span><text:span text:style-name="T15"> </text:span><text:span text:style-name="T13">principal</text:span></text:p>
          </table:table-cell>
          <table:table-cell table:style-name="Tabla2.A1" office:value-type="string">
            <text:p text:style-name="P21"/>
          </table:table-cell>
        </table:table-row>
        <table:table-row table:style-name="Tabla2.2">
          <table:table-cell table:style-name="Tabla2.A1" office:value-type="string">
            <text:p text:style-name="P16"><text:span text:style-name="T8">Enrutamiento</text:span><text:span text:style-name="T17"> </text:span><text:span text:style-name="T13">habilitado</text:span></text:p>
          </table:table-cell>
          <table:table-cell table:style-name="Tabla2.A1" office:value-type="string">
            <text:p text:style-name="P21"/>
          </table:table-cell>
        </table:table-row>
        <table:table-row table:style-name="Tabla2.1">
          <table:table-cell table:style-name="Tabla2.A1" table:number-columns-spanned="2" office:value-type="string">
            <text:p text:style-name="P18"><text:span text:style-name="T9">Adaptador</text:span><text:span text:style-name="T19"> </text:span><text:span text:style-name="T11">Ethernet</text:span></text:p>
          </table:table-cell>
          <table:covered-table-cell/>
        </table:table-row>
        <table:table-row table:style-name="Tabla2.2">
          <table:table-cell table:style-name="Tabla2.A1" office:value-type="string">
            <text:p text:style-name="P16"><text:span text:style-name="T8">Dirección</text:span><text:span text:style-name="T14"> </text:span><text:span text:style-name="T13">física</text:span></text:p>
          </table:table-cell>
          <table:table-cell table:style-name="Tabla2.A1" office:value-type="string">
            <text:p text:style-name="P22">Hasta aquí</text:p>
          </table:table-cell>
        </table:table-row>
        <table:table-row table:style-name="Tabla2.1">
          <table:table-cell table:style-name="Tabla2.A1" office:value-type="string">
            <text:p text:style-name="P18"><text:span text:style-name="T8">DHCP</text:span><text:span text:style-name="T13"> habilitado</text:span></text:p>
          </table:table-cell>
          <table:table-cell table:style-name="Tabla2.A1" office:value-type="string">
            <text:p text:style-name="P21"/>
          </table:table-cell>
        </table:table-row>
        <table:table-row table:style-name="Tabla2.8">
          <table:table-cell table:style-name="Tabla2.A1" office:value-type="string">
            <text:p text:style-name="P16"><text:span text:style-name="T8">Dirección</text:span><text:span text:style-name="T14"> </text:span><text:span text:style-name="T16">IP</text:span></text:p>
          </table:table-cell>
          <table:table-cell table:style-name="Tabla2.A1" office:value-type="string">
            <text:p text:style-name="P21"/>
          </table:table-cell>
        </table:table-row>
        <table:table-row table:style-name="Tabla2.1">
          <table:table-cell table:style-name="Tabla2.A1" office:value-type="string">
            <text:p text:style-name="P18"><text:span text:style-name="T8">Máscara</text:span><text:span text:style-name="T14"> </text:span><text:span text:style-name="T8">de</text:span><text:span text:style-name="T13"> subred</text:span></text:p>
          </table:table-cell>
          <table:table-cell table:style-name="Tabla2.A1" office:value-type="string">
            <text:p text:style-name="P21"/>
          </table:table-cell>
        </table:table-row>
        <table:table-row table:style-name="Tabla2.8">
          <table:table-cell table:style-name="Tabla2.A1" office:value-type="string">
            <text:p text:style-name="P16"><text:span text:style-name="T8">Puerta</text:span><text:span text:style-name="T17"> </text:span><text:span text:style-name="T8">de</text:span><text:span text:style-name="T16"> </text:span><text:span text:style-name="T8">enlace</text:span><text:span text:style-name="T14"> </text:span><text:span text:style-name="T8">predeterminada</text:span><text:span text:style-name="T13"> (router)</text:span></text:p>
          </table:table-cell>
          <table:table-cell table:style-name="Tabla2.A1" office:value-type="string">
            <text:p text:style-name="P21"/>
          </table:table-cell>
        </table:table-row>
        <table:table-row table:style-name="Tabla2.11">
          <table:table-cell table:style-name="Tabla2.A1" office:value-type="string">
            <text:p text:style-name="P18"><text:span text:style-name="T8">Servidores</text:span><text:span text:style-name="T20"> </text:span><text:span text:style-name="T16">DNS</text:span></text:p>
          </table:table-cell>
          <table:table-cell table:style-name="Tabla2.A1" office:value-type="string">
            <text:p text:style-name="P21"/>
          </table:table-cell>
        </table:table-row>
      </table:table>
      <text:p text:style-name="P23"/>
      <text:p text:style-name="P24"/>
      <text:p text:style-name="P24">6.- <text:s/>Ahora ejecuta tus máquinas virtuales (sin la configuración de red) y prueba a ejecutar en cada una de ellas el comando ifconfig -a , y anota los valores para cada una de ellas.</text:p>
      <text:p text:style-name="P24"/>
      <text:p text:style-name="P24">NOTA: Es posible que te pida que instales la orden ifconfig con el comando:</text:p>
      <text:p text:style-name="P24">sudo apt install net-tool.</text:p>
      <text:p text:style-name="P2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8"><text:span text:style-name="T9">Configuración</text:span><text:span text:style-name="T10"> </text:span><text:span text:style-name="T9">IP</text:span><text:span text:style-name="T10"> </text:span><text:span text:style-name="T9">de</text:span><text:span text:style-name="T18"> </text:span><text:span text:style-name="T11">Linux</text:span></text:p>
          </table:table-cell>
          <table:covered-table-cell/>
        </table:table-row>
        <table:table-row table:style-name="Tabla3.2">
          <table:table-cell table:style-name="Tabla3.A1" office:value-type="string">
            <text:p text:style-name="P16"><text:span text:style-name="T8">Nombre</text:span><text:span text:style-name="T16"> </text:span><text:span text:style-name="T8">del</text:span><text:span text:style-name="T14"> </text:span><text:span text:style-name="T12">host</text:span></text:p>
          </table:table-cell>
          <table:table-cell table:style-name="Tabla3.A1" office:value-type="string">
            <text:p text:style-name="P21"/>
          </table:table-cell>
        </table:table-row>
        <table:table-row table:style-name="Tabla3.1">
          <table:table-cell table:style-name="Tabla3.A1" office:value-type="string">
            <text:p text:style-name="P18"><text:span text:style-name="T8">Sufijo</text:span><text:span text:style-name="T14"> </text:span><text:span text:style-name="T8">DNS</text:span><text:span text:style-name="T15"> </text:span><text:span text:style-name="T13">principal</text:span></text:p>
          </table:table-cell>
          <table:table-cell table:style-name="Tabla3.A1" office:value-type="string">
            <text:p text:style-name="P21"/>
          </table:table-cell>
        </table:table-row>
        <table:table-row table:style-name="Tabla3.2">
          <table:table-cell table:style-name="Tabla3.A1" office:value-type="string">
            <text:p text:style-name="P16"><text:span text:style-name="T8">Enrutamiento</text:span><text:span text:style-name="T17"> </text:span><text:span text:style-name="T13">habilitado</text:span></text:p>
          </table:table-cell>
          <table:table-cell table:style-name="Tabla3.A1" office:value-type="string">
            <text:p text:style-name="P21"/>
          </table:table-cell>
        </table:table-row>
        <table:table-row table:style-name="Tabla3.1">
          <table:table-cell table:style-name="Tabla3.A1" table:number-columns-spanned="2" office:value-type="string">
            <text:p text:style-name="P18"><text:span text:style-name="T9">Adaptador</text:span><text:span text:style-name="T19"> </text:span><text:span text:style-name="T11">Ethernet</text:span></text:p>
          </table:table-cell>
          <table:covered-table-cell/>
        </table:table-row>
        <table:table-row table:style-name="Tabla3.2">
          <table:table-cell table:style-name="Tabla3.A1" office:value-type="string">
            <text:p text:style-name="P16"><text:span text:style-name="T8">Dirección</text:span><text:span text:style-name="T14"> </text:span><text:span text:style-name="T13">física</text:span></text:p>
          </table:table-cell>
          <table:table-cell table:style-name="Tabla3.A1" office:value-type="string">
            <text:p text:style-name="P21"/>
          </table:table-cell>
        </table:table-row>
        <table:table-row table:style-name="Tabla3.1">
          <table:table-cell table:style-name="Tabla3.A1" office:value-type="string">
            <text:p text:style-name="P18"><text:span text:style-name="T8">DHCP</text:span><text:span text:style-name="T13"> habilitado</text:span></text:p>
          </table:table-cell>
          <table:table-cell table:style-name="Tabla3.A1" office:value-type="string">
            <text:p text:style-name="P21"/>
          </table:table-cell>
        </table:table-row>
        <table:table-row table:style-name="Tabla3.8">
          <table:table-cell table:style-name="Tabla3.A1" office:value-type="string">
            <text:p text:style-name="P16"><text:span text:style-name="T8">Dirección</text:span><text:span text:style-name="T14"> </text:span><text:span text:style-name="T16">IP</text:span></text:p>
          </table:table-cell>
          <table:table-cell table:style-name="Tabla3.A1" office:value-type="string">
            <text:p text:style-name="P21"/>
          </table:table-cell>
        </table:table-row>
        <table:table-row table:style-name="Tabla3.1">
          <table:table-cell table:style-name="Tabla3.A1" office:value-type="string">
            <text:p text:style-name="P18"><text:span text:style-name="T8">Máscara</text:span><text:span text:style-name="T14"> </text:span><text:span text:style-name="T8">de</text:span><text:span text:style-name="T13"> subred</text:span></text:p>
          </table:table-cell>
          <table:table-cell table:style-name="Tabla3.A1" office:value-type="string">
            <text:p text:style-name="P21"/>
          </table:table-cell>
        </table:table-row>
        <table:table-row table:style-name="Tabla3.8">
          <table:table-cell table:style-name="Tabla3.A1" office:value-type="string">
            <text:p text:style-name="P16"><text:span text:style-name="T8">Puerta</text:span><text:span text:style-name="T17"> </text:span><text:span text:style-name="T8">de</text:span><text:span text:style-name="T16"> </text:span><text:span text:style-name="T8">enlace</text:span><text:span text:style-name="T14"> </text:span><text:span text:style-name="T8">predeterminada</text:span><text:span text:style-name="T13"> (router)</text:span></text:p>
          </table:table-cell>
          <table:table-cell table:style-name="Tabla3.A1" office:value-type="string">
            <text:p text:style-name="P21"/>
          </table:table-cell>
        </table:table-row>
        <table:table-row table:style-name="Tabla3.11">
          <table:table-cell table:style-name="Tabla3.A1" office:value-type="string">
            <text:p text:style-name="P18"><text:span text:style-name="T8">Servidores</text:span><text:span text:style-name="T20"> </text:span><text:span text:style-name="T16">DNS</text:span></text:p>
          </table:table-cell>
          <table:table-cell table:style-name="Tabla3.A1" office:value-type="string">
            <text:p text:style-name="P21"/>
          </table:table-cell>
        </table:table-row>
      </table:table>
      <text:p text:style-name="P23"/>
      <text:p text:style-name="P24"/>
      <text:p text:style-name="P24">7.- Ahora haz lo mismo pero después de haber configurado la Red de las máquinas virtuales en Modo NAT Virtualbox. (ver punto 2 del documento P0 G INTRODUCCIÓN REDES TCP y VIRTUALIZACIÓN.pdf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Cooper Black" svg:font-family="'Cooper Black'" style:font-family-generic="roma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>
      <style:paragraph-properties fo:text-align="start" style:justify-single-word="false" fo:orphans="0" fo:widows="0" fo:hyphenation-ladder-count="no-limit" fo:hyphenation-keep="auto" loext:hyphenation-keep-type="column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Paragraph" style:display-name="Table Paragraph" style:family="paragraph" style:parent-style-name="Standard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fo:font-size="12pt" style:font-size-asian="12pt" style:language-asian="es" style:country-asian="ES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808080" style:shadow="none"/>
      <style:text-properties fo:color="#999999" loext:opacity="100%" style:font-name="Calibri1" fo:font-size="9pt" style:font-size-asian="9pt" style:font-name-complex="Calibri1" style:font-size-complex="9pt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 style:shadow="none"/>
    </style:style>
    <style:style style:name="MT1" style:family="text">
      <style:text-properties fo:color="#808080" loext:opacity="100%" style:font-name="Comic Sans MS" fo:font-size="10pt" style:font-name-asian="Comic Sans MS" style:font-size-asian="10pt" style:font-name-complex="Comic Sans MS"/>
    </style:style>
    <style:style style:name="MT2" style:family="text">
      <style:text-properties fo:color="#808080" loext:opacity="100%" style:font-name="Comic Sans MS" fo:font-size="10pt" style:font-size-asian="10pt" style:font-name-complex="Comic Sans MS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649cm" fo:margin-left="0cm" fo:margin-right="0cm" fo:margin-top="0.5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paso Redes – DAW <text:tab/><text:tab/> <text:s text:c="74"/>Cuestiones -Direccionamiento IP</text:p>
      </style:header>
      <style:footer>
        <text:p text:style-name="MP2"><text:span text:style-name="MT1"><text:s/></text:span><text:span text:style-name="MT2"><text:tab/></text:span><text:span text:style-name="Page_20_Number"><text:span text:style-name="MT2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¿Cuántas redes pueden hacer de tipo A¿ ¿Y cuantos hosts como máximo pueden tener una red de este tipo</dc:title>
    <meta:initial-creator>rucarga1</meta:initial-creator>
    <meta:creation-date>2006-01-10T13:07:00</meta:creation-date>
    <dc:date>2025-09-22T14:24:50.377776800</dc:date>
    <meta:editing-cycles>23</meta:editing-cycles>
    <meta:editing-duration>PT2H9M25S</meta:editing-duration>
    <meta:generator>LibreOffice/25.2.5.2$Windows_X86_64 LibreOffice_project/03d19516eb2e1dd5d4ccd751a0d6f35f35e08022</meta:generator>
    <meta:document-statistic meta:table-count="3" meta:image-count="0" meta:object-count="0" meta:page-count="2" meta:paragraph-count="61" meta:word-count="411" meta:character-count="2622" meta:non-whitespace-character-count="2181"/>
  </office:meta>
</office:document-meta>
</file>